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2490000019C8D636288.png"/>
  <manifest:file-entry manifest:media-type="image/png" manifest:full-path="Pictures/100000000000023600000227166E557B.png"/>
  <manifest:file-entry manifest:media-type="image/png" manifest:full-path="Pictures/100002010000061A0000061B2C09B907.png"/>
  <manifest:file-entry manifest:media-type="image/png" manifest:full-path="Pictures/10000201000001680000016889EEF254.png"/>
  <manifest:file-entry manifest:media-type="image/png" manifest:full-path="Pictures/10000000000000D2000000EF82D89213.png"/>
  <manifest:file-entry manifest:media-type="image/png" manifest:full-path="Pictures/100002010000028000000280BD195D91.png"/>
  <manifest:file-entry manifest:media-type="image/png" manifest:full-path="Pictures/100002010000012C0000012CB53571DC.png"/>
  <manifest:file-entry manifest:media-type="image/png" manifest:full-path="Pictures/10000201000001F200000182E98A0F0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5cm" fo:min-width="0cm"/>
    </style:style>
    <style:style style:name="gr7" style:family="graphic" style:parent-style-name="standard">
      <style:graphic-properties svg:stroke-width="0.035cm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solid" draw:fill-color="#ffffcc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6cm" svg:height="5.472cm" svg:x="6.54cm" svg:y="16.5cm">
          <draw:image xlink:href="Pictures/10000201000001F200000182E98A0F0D.png" xlink:type="simple" xlink:show="embed" xlink:actuate="onLoad">
            <text:p/>
          </draw:image>
        </draw:frame>
        <draw:rect draw:style-name="gr2" draw:text-style-name="P2" draw:layer="layout" svg:width="13.7cm" svg:height="11.4cm" svg:x="1.4cm" svg:y="5.2cm">
          <text:p/>
        </draw:rect>
        <draw:frame draw:style-name="gr3" draw:text-style-name="P1" draw:layer="layout" svg:width="2.644cm" svg:height="2.644cm" svg:x="11.6cm" svg:y="13.9cm">
          <draw:image xlink:href="Pictures/100002010000012C0000012CB53571DC.png" xlink:type="simple" xlink:show="embed" xlink:actuate="onLoad">
            <text:p/>
          </draw:image>
        </draw:frame>
        <draw:rect draw:style-name="gr2" draw:text-style-name="P2" draw:layer="layout" svg:width="11.4cm" svg:height="6cm" svg:x="3.4cm" svg:y="8.2cm">
          <text:p/>
        </draw:rect>
        <draw:line draw:style-name="gr4" draw:text-style-name="P1" draw:layer="layout" svg:x1="5.9cm" svg:y1="8.8cm" svg:x2="14.5cm" svg:y2="8.8cm">
          <text:p/>
        </draw:line>
        <draw:line draw:style-name="gr4" draw:text-style-name="P1" draw:layer="layout" svg:x1="5.9cm" svg:y1="9.2cm" svg:x2="14.5cm" svg:y2="9.2cm">
          <text:p/>
        </draw:line>
        <draw:line draw:style-name="gr4" draw:text-style-name="P1" draw:layer="layout" svg:x1="5.9cm" svg:y1="9.6cm" svg:x2="14.5cm" svg:y2="9.6cm">
          <text:p/>
        </draw:line>
        <draw:frame draw:style-name="gr5" draw:text-style-name="P4" draw:layer="layout" svg:width="2.233cm" svg:height="0.625cm" svg:x="6.4cm" svg:y="8.375cm">
          <draw:text-box>
            <text:p text:style-name="P3"><text:span text:style-name="T1">Address Bus</text:span></text:p>
          </draw:text-box>
        </draw:frame>
        <draw:frame draw:style-name="gr6" draw:text-style-name="P4" draw:layer="layout" svg:width="1.725cm" svg:height="0.6cm" svg:x="6.7cm" svg:y="8.8cm">
          <draw:text-box>
            <text:p text:style-name="P3"><text:span text:style-name="T1">Data Bus</text:span></text:p>
          </draw:text-box>
        </draw:frame>
        <draw:frame draw:style-name="gr5" draw:text-style-name="P4" draw:layer="layout" svg:width="2.123cm" svg:height="0.625cm" svg:x="6.5cm" svg:y="9.2cm">
          <draw:text-box>
            <text:p text:style-name="P3"><text:span text:style-name="T1">Control Bus</text:span></text:p>
          </draw:text-box>
        </draw:frame>
        <draw:rect draw:style-name="gr7" draw:text-style-name="P2" draw:layer="layout" svg:width="4.9cm" svg:height="1.7cm" svg:x="3.6cm" svg:y="12.2cm">
          <text:p text:style-name="P5"><text:span text:style-name="T2">Memory Interface</text:span></text:p>
        </draw:rect>
        <draw:rect draw:style-name="gr7" draw:text-style-name="P6" draw:layer="layout" svg:width="2.3cm" svg:height="1.7cm" svg:x="8.8cm" svg:y="12.2cm">
          <text:p text:style-name="P1"><text:span text:style-name="T3">Keyboard</text:span></text:p>
          <text:p text:style-name="P1"><text:span text:style-name="T3">Controller</text:span></text:p>
        </draw:rect>
        <draw:frame draw:style-name="gr1" draw:text-style-name="P1" draw:layer="layout" svg:width="1.7cm" svg:height="1.7cm" svg:x="1.6cm" svg:y="9.7cm">
          <draw:image xlink:href="Pictures/100002010000028000000280BD195D91.png" xlink:type="simple" xlink:show="embed" xlink:actuate="onLoad">
            <text:p/>
          </draw:image>
        </draw:frame>
        <draw:frame draw:style-name="gr1" draw:text-style-name="P1" draw:layer="layout" svg:width="1.3cm" svg:height="1.48cm" svg:x="9.3cm" svg:y="14.52cm">
          <draw:image xlink:href="Pictures/10000000000000D2000000EF82D89213.png" xlink:type="simple" xlink:show="embed" xlink:actuate="onLoad">
            <text:p/>
          </draw:image>
        </draw:frame>
        <draw:rect draw:style-name="gr8" draw:text-style-name="P6" draw:layer="layout" svg:width="2.3cm" svg:height="1.7cm" svg:x="3.6cm" svg:y="14.5cm">
          <text:p text:style-name="P1"><text:span text:style-name="T3">Onboard</text:span></text:p>
          <text:p text:style-name="P1"><text:span text:style-name="T3">RAM</text:span></text:p>
        </draw:rect>
        <draw:rect draw:style-name="gr8" draw:text-style-name="P6" draw:layer="layout" svg:width="2.3cm" svg:height="1.7cm" svg:x="6.2cm" svg:y="14.5cm">
          <text:p text:style-name="P1"><text:span text:style-name="T3">Onboard</text:span></text:p>
          <text:p text:style-name="P1"><text:span text:style-name="T3">ROM</text:span></text:p>
        </draw:rect>
        <draw:line draw:style-name="gr9" draw:text-style-name="P1" draw:layer="layout" svg:x1="7.3cm" svg:y1="13.9cm" svg:x2="7.3cm" svg:y2="14.5cm">
          <text:p/>
        </draw:line>
        <draw:line draw:style-name="gr9" draw:text-style-name="P1" draw:layer="layout" svg:x1="4.8cm" svg:y1="13.9cm" svg:x2="4.8cm" svg:y2="14.5cm">
          <text:p/>
        </draw:line>
        <draw:rect draw:style-name="gr7" draw:text-style-name="P7" draw:layer="layout" svg:width="11.4cm" svg:height="0.5cm" svg:x="3.4cm" svg:y="7.7cm">
          <text:p text:style-name="P1"><text:span text:style-name="T4">Spartan-3 FPGA</text:span></text:p>
        </draw:rect>
        <draw:line draw:style-name="gr9" draw:text-style-name="P1" draw:layer="layout" svg:x1="9.9cm" svg:y1="14.5cm" svg:x2="9.9cm" svg:y2="13.9cm">
          <text:p/>
        </draw:line>
        <draw:line draw:style-name="gr9" draw:text-style-name="P1" draw:layer="layout" svg:x1="2.8cm" svg:y1="11.1cm" svg:x2="3.4cm" svg:y2="11.1cm">
          <text:p/>
        </draw:line>
        <draw:line draw:style-name="gr9" draw:text-style-name="P1" draw:layer="layout" svg:x1="2.6cm" svg:y1="11.3cm" svg:x2="3.4cm" svg:y2="11.3cm">
          <text:p/>
        </draw:line>
        <draw:rect draw:style-name="gr8" draw:text-style-name="P6" draw:layer="layout" svg:width="2.3cm" svg:height="1.7cm" svg:x="12.5cm" svg:y="5.5cm">
          <text:p text:style-name="P1"><text:span text:style-name="T3">Power</text:span></text:p>
          <text:p text:style-name="P1"><text:span text:style-name="T3">Interface</text:span></text:p>
        </draw:rect>
        <draw:frame draw:style-name="gr1" draw:text-style-name="P1" draw:layer="layout" svg:width="4.935cm" svg:height="4.935cm" svg:x="15.265cm" svg:y="4.865cm">
          <draw:image xlink:href="Pictures/10000201000001680000016889EEF254.png" xlink:type="simple" xlink:show="embed" xlink:actuate="onLoad">
            <text:p/>
          </draw:image>
        </draw:frame>
        <draw:line draw:style-name="gr9" draw:text-style-name="P1" draw:layer="layout" svg:x1="14.8cm" svg:y1="6.3cm" svg:x2="16.1cm" svg:y2="6.3cm">
          <text:p/>
        </draw:line>
        <draw:line draw:style-name="gr9" draw:text-style-name="P1" draw:layer="layout" svg:x1="9.9cm" svg:y1="15.9cm" svg:x2="9.9cm" svg:y2="18cm">
          <text:p/>
        </draw:line>
        <draw:frame draw:style-name="gr1" draw:text-style-name="P1" draw:layer="layout" svg:width="4.9cm" svg:height="4.903cm" svg:x="3.8cm" svg:y="1.5cm">
          <draw:image xlink:href="Pictures/100002010000061A0000061B2C09B907.png" xlink:type="simple" xlink:show="embed" xlink:actuate="onLoad">
            <text:p/>
          </draw:image>
        </draw:frame>
        <draw:frame draw:style-name="gr1" draw:text-style-name="P1" draw:layer="layout" svg:width="1.8cm" svg:height="1.752cm" svg:x="5.6cm" svg:y="5.8cm">
          <draw:image xlink:href="Pictures/100000000000023600000227166E557B.png" xlink:type="simple" xlink:show="embed" xlink:actuate="onLoad">
            <text:p/>
          </draw:image>
        </draw:frame>
        <draw:rect draw:style-name="gr7" draw:text-style-name="P7" draw:layer="layout" svg:width="13.7cm" svg:height="0.5cm" svg:x="1.4cm" svg:y="4.7cm">
          <text:p text:style-name="P1"><text:span text:style-name="T4">Nexys 2 Board</text:span></text:p>
        </draw:rect>
        <draw:rect draw:style-name="gr7" draw:text-style-name="P6" draw:layer="layout" svg:width="3.2cm" svg:height="1.7cm" svg:x="11.4cm" svg:y="12.2cm">
          <text:p text:style-name="P1"><text:span text:style-name="T3">VGA</text:span></text:p>
          <text:p text:style-name="P1"><text:span text:style-name="T3">Interface</text:span></text:p>
        </draw:rect>
        <draw:rect draw:style-name="gr7" draw:text-style-name="P6" draw:layer="layout" svg:width="2.3cm" svg:height="1.7cm" svg:x="3.6cm" svg:y="8.4cm">
          <text:p text:style-name="P1"><text:span text:style-name="T3">CPU</text:span></text:p>
        </draw:rect>
        <draw:rect draw:style-name="gr7" draw:text-style-name="P6" draw:layer="layout" svg:width="4.2cm" svg:height="1.7cm" svg:x="10.4cm" svg:y="10.3cm">
          <text:p text:style-name="P1"><text:span text:style-name="T3">Interrupt</text:span></text:p>
          <text:p text:style-name="P1"><text:span text:style-name="T3">Controller</text:span></text:p>
        </draw:rect>
        <draw:rect draw:style-name="gr7" draw:text-style-name="P6" draw:layer="layout" svg:width="2.3cm" svg:height="1.7cm" svg:x="3.6cm" svg:y="10.3cm">
          <text:p text:style-name="P1"><text:span text:style-name="T3">Timer</text:span></text:p>
        </draw:rect>
        <draw:rect draw:style-name="gr7" draw:text-style-name="P6" draw:layer="layout" svg:width="3.9cm" svg:height="1.7cm" svg:x="6.2cm" svg:y="10.3cm">
          <text:p text:style-name="P1"><text:span text:style-name="T3">Bus</text:span></text:p>
          <text:p text:style-name="P1"><text:span text:style-name="T3">Decoder</text:span></text:p>
        </draw:rect>
        <draw:line draw:style-name="gr10" draw:text-style-name="P1" draw:layer="layout" svg:x1="6.5cm" svg:y1="7.5cm" svg:x2="6.5cm" svg:y2="7.7cm">
          <text:p/>
        </draw:line>
        <draw:line draw:style-name="gr10" draw:text-style-name="P1" draw:layer="layout" svg:x1="12.9cm" svg:y1="13.9cm" svg:x2="12.9cm" svg:y2="14.6cm">
          <text:p/>
        </draw:line>
        <draw:frame draw:style-name="gr1" draw:text-style-name="P1" draw:layer="layout" svg:width="3.884cm" svg:height="2.736cm" svg:x="15.5cm" svg:y="13.764cm">
          <draw:image xlink:href="Pictures/10000201000002490000019C8D636288.png" xlink:type="simple" xlink:show="embed" xlink:actuate="onLoad">
            <text:p/>
          </draw:image>
        </draw:frame>
        <draw:line draw:style-name="gr10" draw:text-style-name="P1" draw:layer="layout" svg:x1="15.5cm" svg:y1="15.1cm" svg:x2="14.1cm" svg:y2="1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stafa Abd El-Aziz</meta:initial-creator>
    <meta:creation-date>2015-01-28T23:55:30</meta:creation-date>
    <dc:date>2016-06-21T19:52:39</dc:date>
    <dc:creator>Mostafa Abd El-Aziz</dc:creator>
    <meta:editing-duration>PT1H14M8S</meta:editing-duration>
    <meta:editing-cycles>28</meta:editing-cycles>
    <meta:generator>OpenOffice/4.0.1$Unix OpenOffice.org_project/401m5$Build-9714</meta:generator>
    <meta:document-statistic meta:object-count="38"/>
  </office:meta>
</office:document-meta>
</file>